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_20_Dot_20_1" svg:stroke-width="0cm" draw:stroke-linejoin="none" svg:stroke-linecap="butt" draw:fill="solid" draw:fill-color="#0072bc" draw:textarea-horizontal-align="center" draw:textarea-vertical-align="middle"/>
    </style:style>
    <style:style style:name="P1" style:family="paragraph">
      <loext:graphic-properties draw:fill="solid" draw:fill-color="#0072b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path draw:style-name="gr1" draw:text-style-name="P1" draw:layer="layout" svg:width="2.478cm" svg:height="1.215cm" svg:x="2.087cm" svg:y="0.009cm" svg:viewBox="0 0 2479 1216" svg:d="M2479 0c-414 203-827 405-1240 608-413-203-826-405-1239-608 169 405 337 811 506 1216 489 0 977 0 1466 0 169-405 338-811 507-1216z">
            <text:p/>
          </draw:path>
          <draw:path draw:style-name="gr1" draw:text-style-name="P1" draw:layer="layout" svg:width="8.34cm" svg:height="9.997cm" svg:x="0.83cm" svg:y="0.001cm" svg:viewBox="0 0 8341 9998" svg:d="M2261 2173c155-1 251 94 222 237-28 143-172 286-340 349 39-196 78-391 118-586zM1982 2791c-155 2-251-94-223-237 29-143 173-286 340-349-39 195-78 390-117 586zM6106 0c-154 767-308 1534-462 2301 532 474 921 1119 1073 1872 339 1683-624 3327-2196 3888 171-852 342-1704 513-2556 131-647-122-971-721-851-615 123-1231 247-1847 370 166-828 214-1065 499-2486 130-649-122-973-721-853-895 180-1652 1033-1956 1694 362-73 723-145 1085-217-458 2278-915 4557-1373 6836 509-102 1019-205 1528-307 240-1198 481-2396 722-3595 350-69 700-139 1051-209 95-19 178 65 159 160-227 1131-454 2262-681 3393 420-84 840-169 1261-253 91-19 179-38 267-58 2401-485 4055-2611 4034-4978v-1c-3-316-35-636-100-956-274-1360-1069-2480-2135-3194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17T17:29:07.972000000</dc:date>
    <meta:editing-duration>PT1H37M9S</meta:editing-duration>
    <meta:editing-cycles>22</meta:editing-cycles>
    <meta:generator>LibreOffice/7.5.0.3$Windows_X86_64 LibreOffice_project/c21113d003cd3efa8c53188764377a8272d9d6de</meta:generator>
    <meta:document-statistic meta:object-count="3"/>
  </office:meta>
</office:document-meta>
</file>